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>
      <style:text-properties fo:color="#c5000b"/>
    </style:style>
    <style:style style:name="ce9" style:family="table-cell" style:parent-style-name="Default">
      <style:text-properties fo:color="#800000" fo:font-size="8pt" style:font-size-asian="8pt" style:font-size-complex="8pt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fo:color="#009900"/>
    </style:style>
    <style:style style:name="T1" style:family="text">
      <style:text-properties fo:color="#000000" style:font-name="Monospace" fo:font-size="10pt" style:font-name-asian="Monospace" style:font-name-complex="" style:font-size-asian="10pt" style:font-size-complex="10pt"/>
    </style:style>
    <style:style style:name="T2" style:family="text">
      <style:text-properties style:font-name="Monospace" fo:font-size="10pt" style:font-name-asian="Monospace" style:font-name-complex="" style:font-size-asian="10pt" style:font-size-complex="10pt" fo:color="#0000c0" fo:font-style="italic" style:font-style-asian="italic" style:font-style-complex="italic"/>
    </style:style>
    <style:style style:name="T3" style:family="text">
      <style:text-properties style:font-name="Monospace" fo:font-size="10pt" style:font-name-asian="Monospace" style:font-name-complex="" style:font-size-asian="10pt" style:font-size-complex="10pt" fo:color="#000000"/>
    </style:style>
    <style:style style:name="T4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eck working for larger matrices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4" office:value-type="string" calcext:value-type="string">
            <text:p><text:span text:style-name="T1">“whoAmI == </text:span><text:span text:style-name="T2">PlayerNum_P2</text:span><text:span text:style-name="T3"> &amp;&amp; noOfMoves1 == 0” → using infinity : ensure no panga</text:span>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 table:style-name="ce9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Jump scenarios ache se</text:p>
          </table:table-cell>
        </table:table-row>
        <table:table-row table:style-name="ro1">
          <table:table-cell table:number-columns-repeated="11"/>
          <table:table-cell table:style-name="ce11"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12"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10" office:value-type="string" calcext:value-type="string">
            <text:p>proper test block conditio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office:value-type="string" calcext:value-type="string">
            <text:p>test properly taking both 1<text:span text:style-name="T4">st</text:span> player &amp; 2<text:span text:style-name="T4">nd</text:span> player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walls wt itni jyada karne ke baad bi kyun wall laga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8" office:value-type="string" calcext:value-type="string">
            <text:p>test final scenarios logic modified in utility &amp; getmem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Time ke hisaab se cutoff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7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ecific startings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ass logic</text:p>
          </table:table-cell>
          <table:table-cell table:number-columns-repeated="8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time ke hisaab se cutoff</text:p>
          </table:table-cell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0:25.452775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6T15:07:15.174363642</dc:date>
    <meta:editing-duration>PT14H13M10S</meta:editing-duration>
    <meta:editing-cycles>59</meta:editing-cycles>
    <meta:generator>LibreOffice/4.3.3.2$Linux_X86_64 LibreOffice_project/430m0$Build-2</meta:generator>
    <meta:document-statistic meta:table-count="1" meta:cell-count="35" meta:object-count="0"/>
  </office:meta>
</office:document-meta>
</file>